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1.66cm"/>
    </style:style>
    <style:style style:name="P1" style:family="paragraph" style:parent-style-name="Standard">
      <style:text-properties officeooo:paragraph-rsid="001a6197"/>
    </style:style>
    <style:style style:name="P2" style:family="paragraph" style:parent-style-name="Standard">
      <style:text-properties fo:font-size="18pt" officeooo:paragraph-rsid="001a6197" style:font-size-asian="18pt" style:font-size-complex="18pt"/>
    </style:style>
    <style:style style:name="P3" style:family="paragraph" style:parent-style-name="Standard">
      <style:text-properties officeooo:rsid="001a6197" officeooo:paragraph-rsid="001a6197"/>
    </style:style>
    <style:style style:name="P4" style:family="paragraph" style:parent-style-name="Standard">
      <style:paragraph-properties fo:text-align="start" style:justify-single-word="false"/>
      <style:text-properties officeooo:rsid="001a6197" officeooo:paragraph-rsid="001a6197"/>
    </style:style>
    <style:style style:name="P5" style:family="paragraph" style:parent-style-name="Standard">
      <style:paragraph-properties fo:text-align="center" style:justify-single-word="false"/>
      <style:text-properties officeooo:paragraph-rsid="001a6197"/>
    </style:style>
    <style:style style:name="P6" style:family="paragraph" style:parent-style-name="Standard">
      <style:paragraph-properties fo:text-align="start" style:justify-single-word="false"/>
      <style:text-properties officeooo:paragraph-rsid="001a6197"/>
    </style:style>
    <style:style style:name="P7" style:family="paragraph" style:parent-style-name="Standard">
      <style:text-properties fo:font-size="18pt" fo:font-weight="bold" officeooo:paragraph-rsid="001a6197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a6197" officeooo:paragraph-rsid="001a6197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a6197" officeooo:paragraph-rsid="001a6197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officeooo:paragraph-rsid="001d2998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officeooo:rsid="001d2998" officeooo:paragraph-rsid="001d2998"/>
    </style:style>
    <style:style style:name="P12" style:family="paragraph" style:parent-style-name="Standard">
      <style:paragraph-properties fo:text-align="center" style:justify-single-word="false"/>
      <style:text-properties officeooo:paragraph-rsid="001d2998"/>
    </style:style>
    <style:style style:name="P13" style:family="paragraph" style:parent-style-name="Table_20_Contents">
      <style:text-properties fo:font-size="18pt" style:font-size-asian="18pt" style:font-size-complex="18pt"/>
    </style:style>
    <style:style style:name="P14" style:family="paragraph" style:parent-style-name="Table_20_Contents">
      <style:text-properties fo:font-size="18pt" officeooo:rsid="001d2998" officeooo:paragraph-rsid="001d2998" style:font-size-asian="18pt" style:font-size-complex="18pt"/>
    </style:style>
    <style:style style:name="P15" style:family="paragraph" style:parent-style-name="Table_20_Contents"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6197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a6197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d2998" style:font-size-asian="16pt" style:font-weight-asian="bold" style:font-size-complex="16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1a6197" style:font-size-asian="18pt" style:font-weight-asian="bold" style:font-size-complex="18pt" style:font-weight-complex="bold"/>
    </style:style>
    <style:style style:name="T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size="18pt" fo:font-style="italic" fo:font-weight="bold" officeooo:rsid="001a6197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officeooo:rsid="001d2998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">Т</text:span><text:span text:style-name="T5">еория</text:span></text:p>
      <text:p text:style-name="P10"/>
      <text:p text:style-name="P10">1. Основные цели анализа программного кода: <text:s/></text:p>
      <text:p text:style-name="P10">Выявление дефектов и уязвимостей <text:s/></text:p>
      <text:p text:style-name="P10">Оценка качества кода (читаемость, поддерживаемость) <text:s/></text:p>
      <text:p text:style-name="P10"/>
      <text:p text:style-name="P10">2. Важность этапа исследования: <text:s/></text:p>
      <text:p text:style-name="P10">Позволяет обнаружить проблемы на ранних стадиях (до 100x дешевле исправлять) <text:s/></text:p>
      <text:p text:style-name="P10">Гарантирует соответствие кода бизнес-требованиям <text:s/></text:p>
      <text:p text:style-name="P10"/>
      <text:p text:style-name="P10">3. Достижимые результаты:</text:p>
      <text:p text:style-name="P10">Снижение количества багов в production <text:s/></text:p>
      <text:p text:style-name="P10">Улучшение архитектурных решений <text:s/></text:p>
      <text:p text:style-name="P10">Повышение скорости разработки <text:s/></text:p>
      <text:p text:style-name="P10">Формализация знаний о кодовой базе <text:s/></text:p>
      <text:p text:style-name="P10">Сокращение времени онбординга новых разработчиков <text:s/></text:p>
      <text:p text:style-name="P10"/>
      <text:p text:style-name="P10">4.Улучшение качества ПО: <text:s/></text:p>
      <text:p text:style-name="P10">Выявление "запахов кода" (code smells) <text:s/></text:p>
      <text:p text:style-name="P10">Оптимизация ресурсоемких операций <text:s/></text:p>
      <text:p text:style-name="P10">Устранение скрытых уязвимостей безопасности <text:s/></text:p>
      <text:p text:style-name="P10">Повышение тестируемости кода <text:s/></text:p>
      <text:p text:style-name="P10"/>
      <text:p text:style-name="P10">5.Долгосрочные цели: <text:s/></text:p>
      <text:p text:style-name="P10">Контроль технического долга <text:s/></text:p>
      <text:p text:style-name="P10">Обеспечение эволюционной способности системы <text:s/></text:p>
      <text:p text:style-name="P10"/>
      <text:p text:style-name="P10">6. Статический анализ: <text:s/></text:p>
      <text:p text:style-name="P10">Поиск синтаксических ошибок <text:s/></text:p>
      <text:p text:style-name="P10">Выявление неиспользуемого кода <text:s/></text:p>
      <text:p text:style-name="P10"><text:s/></text:p>
      <text:p text:style-name="P10">7. Динамический анализ: <text:s/></text:p>
      <text:p text:style-name="P10">Профилирование использования памяти <text:s/></text:p>
      <text:p text:style-name="P10"><text:soft-page-break/><text:s/>Выявление утечек ресурсов <text:s/></text:p>
      <text:p text:style-name="P10"/>
      <text:p text:style-name="P10"/>
      <text:p text:style-name="P10">8. Рефакторинг vs. Тестирование: <text:s/></text:p>
      <text:p text:style-name="P10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4">Рефакторинг</text:p>
          </table:table-cell>
          <table:table-cell table:style-name="Таблица1.B1" office:value-type="string">
            <text:p text:style-name="P14">Тестирование</text:p>
          </table:table-cell>
        </table:table-row>
        <table:table-row>
          <table:table-cell table:style-name="Таблица1.A2" office:value-type="string">
            <text:p text:style-name="P13"><text:span text:style-name="T11">Улучшение </text:span><text:span text:style-name="Strong_20_Emphasis"><text:span text:style-name="T11">внутренней структуры кода</text:span></text:span><text:span text:style-name="T11"> без изменения поведения (читаемость, поддержка, устранение дублирования).</text:span></text:p>
          </table:table-cell>
          <table:table-cell table:style-name="Таблица1.B2" office:value-type="string">
            <text:p text:style-name="P13"><text:span text:style-name="T11">Выполнение </text:span><text:span text:style-name="Strong_20_Emphasis"><text:span text:style-name="T11">тестов без реальной БД</text:span></text:span><text:span text:style-name="T11"> через моки/стабы/in-memory решения. Фокус на </text:span><text:span text:style-name="Strong_20_Emphasis"><text:span text:style-name="T11">изоляции логики</text:span></text:span><text:span text:style-name="T11"> от инфраструктуры.</text:span></text:p>
          </table:table-cell>
        </table:table-row>
        <table:table-row table:style-name="Таблица1.3">
          <table:table-cell table:style-name="Таблица1.A2" office:value-type="string">
            <text:p text:style-name="P15">Примеры: переименование переменных, упрощение условий, разбиение методов.</text:p>
          </table:table-cell>
          <table:table-cell table:style-name="Таблица1.B2" office:value-type="string">
            <text:p text:style-name="P15">Примеры: моки репозиториев, заглушки DAO, in-memory базы (H2, SQLite).</text:p>
          </table:table-cell>
        </table:table-row>
      </table:table>
      <text:p text:style-name="P10"/>
      <text:p text:style-name="P10"/>
      <text:p text:style-name="P10">9. Документирование кода: <text:s/></text:p>
      <text:p text:style-name="P10">Проверка актуальности комментариев <text:s text:c="2"/></text:p>
      <text:p text:style-name="P10"/>
      <text:p text:style-name="P10">10. Анализ производительности: <text:s/></text:p>
      <text:p text:style-name="P10">Бенчмаркинг критических участков <text:s/></text:p>
      <text:p text:style-name="P10">Оценка алгоритмической сложности <text:s/></text:p>
      <text:p text:style-name="P10"/>
      <text:p text:style-name="P10">11. Методы статического анализа: <text:s/></text:p>
      <text:p text:style-name="P10">Линтер<text:span text:style-name="T10">ы</text:span></text:p>
      <text:p text:style-name="P10">Анализаторы кода </text:p>
      <text:p text:style-name="P10">Метрические инструменты </text:p>
      <text:p text:style-name="P10"/>
      <text:p text:style-name="P10">12. Роль тестирования: <text:s/></text:p>
      <text:p text:style-name="P10">Unit-тесты: проверка изолированных компонентов <text:s/></text:p>
      <text:p text:style-name="P10"/>
      <text:p text:style-name="P10">13.Инструменты динамического анализа: <text:s/></text:p>
      <text:p text:style-name="P10">Профайлеры </text:p>
      <text:p text:style-name="P10"><text:soft-page-break/>Дебаггеры</text:p>
      <text:p text:style-name="P10"/>
      <text:p text:style-name="P10">14.Код-ревью: <text:s/></text:p>
      <text:p text:style-name="P10">Парное программирование</text:p>
      <text:p text:style-name="P10">Инструментальные платформы (GitHub PR, Gerrit) <text:s/></text:p>
      <text:p text:style-name="P10"/>
      <text:p text:style-name="P10">15. Автоматизированные инструменты: <text:s/></text:p>
      <text:p text:style-name="P10">Преимуществ: скорость, объективность, масштабируемость <text:s/></text:p>
      <text:p text:style-name="P10"/>
      <text:p text:style-name="P10">16. Типичные проблемы: <text:s/></text:p>
      <text:p text:style-name="P10">Ложные срабатывания инструментов <text:s/></text:p>
      <text:p text:style-name="P10"/>
      <text:p text:style-name="P10"/>
      <text:p text:style-name="P10">17. Борьба с техническим долгом: <text:s/></text:p>
      <text:p text:style-name="P10">Визуализация долга через dashboards <text:s/></text:p>
      <text:p text:style-name="P10"/>
      <text:p text:style-name="P10">18. Трудности интерпретации: <text:s/></text:p>
      <text:p text:style-name="P10">Различия в стандартах между командами <text:s/></text:p>
      <text:p text:style-name="P10"/>
      <text:p text:style-name="P10">19. Обеспечение безопасности: <text:s/></text:p>
      <text:p text:style-name="P10">Сканирование секретов в коде (GitGuardian) <text:s/></text:p>
      <text:p text:style-name="P10"/>
      <text:p text:style-name="P10">20.Важность метрик: <text:s/></text:p>
      <text:p text:style-name="P10">Раннее выявление деградации качества <text:s/></text:p>
      <text:p text:style-name="P10"/>
      <text:p text:style-name="P10">21. Стратегия исследования: <text:s/></text:p>
      <text:p text:style-name="P10"><text:s text:c="4"/>Определение целей --&gt; Выбор метрик</text:p>
      <text:p text:style-name="P10"><text:s text:c="4"/>--&gt; Подбор инструментов</text:p>
      <text:p text:style-name="P10"><text:s text:c="4"/>--&gt; Интеграция в CI/CD</text:p>
      <text:p text:style-name="P10"><text:s text:c="4"/>--&gt; Регулярный анализ</text:p>
      <text:p text:style-name="P10"><text:s text:c="4"/>--&gt; Корректирующие действия</text:p>
      <text:p text:style-name="P10"/>
      <text:p text:style-name="P10">22. Ключевые метрики: <text:s/></text:p>
      <text:p text:style-name="P10">Сложность: цикломатическая, когнитивная <text:s/></text:p>
      <text:p text:style-name="P10"><text:soft-page-break/>Качество: покрытие тестами, техдолг <text:s/></text:p>
      <text:p text:style-name="P10">Безопасность: количество уязвимостей <text:s/></text:p>
      <text:p text:style-name="P10">Сопровождаемость: индекс поддерживаемости <text:s/></text:p>
      <text:p text:style-name="P10"/>
      <text:p text:style-name="P10">23. Анализ в Agile: <text:s/></text:p>
      <text:p text:style-name="P10">Встраивание в спринты <text:s/></text:p>
      <text:p text:style-name="P10">Инкрементальный подход <text:s/></text:p>
      <text:p text:style-name="P10">Автоматизация в CI/CD пайплайне <text:s/></text:p>
      <text:p text:style-name="P10">Регулярные ретроспективы качества <text:s/></text:p>
      <text:p text:style-name="P10"/>
      <text:p text:style-name="P10">24. Учет UX в коде: <text:s/></text:p>
      <text:p text:style-name="P10">Анализ обработки ошибок <text:s/></text:p>
      <text:p text:style-name="P10">Проверка времени отклика <text:s/></text:p>
      <text:p text:style-name="P10">Тестирование edge cases <text:s/></text:p>
      <text:p text:style-name="P10">Логирование действий пользователя <text:s/></text:p>
      <text:p text:style-name="P10"/>
      <text:p text:style-name="P10">25. Необходимые навыки: <text:s/></text:p>
      <text:p text:style-name="P10">Понимание архитектурных паттернов <text:s/></text:p>
      <text:p text:style-name="P10">Знание предметной области <text:s/></text:p>
      <text:p text:style-name="P10">Опыт работы с инструментами анализа <text:s/></text:p>
      <text:p text:style-name="P10">Критическое мышление <text:s/></text:p>
      <text:p text:style-name="P10">Коммуникационные навыки <text:s/></text:p>
      <text:p text:style-name="P10"/>
      <text:p text:style-name="P10"/>
      <text:p text:style-name="P10">26. Успешные кейсы: <text:s/></text:p>
      <text:p text:style-name="P10">Spotify: снижение инцидентов на 25% через статический анализ <text:s/></text:p>
      <text:p text:style-name="P10">NASA: формальная верификация кода для миссий <text:s/></text:p>
      <text:p text:style-name="P10"/>
      <text:p text:style-name="P10">27. Влияние на разработку: <text:s/></text:p>
      <text:p text:style-name="P10">Сдвиг left качества </text:p>
      <text:p text:style-name="P10">Формирование культуры "чистого кода" <text:s/></text:p>
      <text:p text:style-name="P10">Ускорение вывода продуктов на рынок <text:s/></text:p>
      <text:p text:style-name="P10"/>
      <text:p text:style-name="P10"><text:soft-page-break/>28. Анализ legacy-кода: <text:s/></text:p>
      <text:p text:style-name="P10">Поэтапный рефакторинг <text:s/></text:p>
      <text:p text:style-name="P10">Создание "защитных слоев" через тесты <text:s/></text:p>
      <text:p text:style-name="P10">Документирование через reverse engineering <text:s/></text:p>
      <text:p text:style-name="P10"/>
      <text:p text:style-name="P10">29.ML в анализе кода: <text:s/></text:p>
      <text:p text:style-name="P10">Прогнозирование дефектов </text:p>
      <text:p text:style-name="P10">Генерация тестов </text:p>
      <text:p text:style-name="P10">Автоматический рефакторинг</text:p>
      <text:p text:style-name="P10">Классификация технического долга <text:s/></text:p>
      <text:p text:style-name="P10"/>
      <text:p text:style-name="P10">30. Современные тенденции: <text:s/></text:p>
      <text:p text:style-name="P10">AI-assisted разработка <text:s/></text:p>
      <text:p text:style-name="P10">Continuous code inspection <text:s/></text:p>
      <text:p text:style-name="P10">Quality as Code (инфраструктура качества как код) <text:s/></text:p>
      <text:p text:style-name="P10">Голубо-зеленый анализ (Blue-Green Analysis) <text:s/></text:p>
      <text:p text:style-name="P10">FinOps-метрики для облачного кода <text:s/></text:p>
      <text:p text:style-name="P10"/>
      <text:p text:style-name="P10"><text:span text:style-name="T3"/></text:p>
      <text:p text:style-name="P11"><text:span text:style-name="T4">П</text:span><text:span text:style-name="T3">рактика</text:span></text:p>
      <text:p text:style-name="P1"><text:span text:style-name="T4">1) </text:span><text:span text:style-name="T3">Анализ корректности и ошибок:</text:span></text:p>
      <text:p text:style-name="P7">(average = total / count): Почему здесь гарантированно не произойдет деления на ноль? Какое условие это обеспечивает?</text:p>
      <text:p text:style-name="P8">Здесь не произойдёт деление на 0 потому что присутствует условие при котором будет деление только в том случае если count &gt; 0</text:p>
      <text:p text:style-name="P8">if count &gt; 0: </text:p>
      <text:p text:style-name="P8"><text:s text:c="8"/>average = total / count </text:p>
      <text:p text:style-name="P1"><text:span text:style-name="T7"/></text:p>
      <text:p text:style-name="P2"><text:span text:style-name="T2">2) </text:span><text:span text:style-name="T1">Корректно ли функция обрабатывает случай, когда на вход подается пустой список (numbers = [])? Соответствует </text:span><text:soft-page-break/><text:span text:style-name="T1">ли это поведение спецификации (вашему постусловию)? Почему да/нет?</text:span></text:p>
      <text:p text:style-name="P2"><text:span text:style-name="T1"/></text:p>
      <text:p text:style-name="P8">Да соответствует, если будет передан пустой список,то функция вернёт 0, цикл в принципе не будет отработан, а моя спецификация говорит,что эта функция будет возвращать число</text:p>
      <text:p text:style-name="P1"><text:span text:style-name="T7"/></text:p>
      <text:p text:style-name="P1"><text:span text:style-name="T7">3) Какая ошибка (потенциальный сбой) может произойти, если нарушено предусловие? (Например, если numbers не является списком, а является строкой). Как можно улучшить функцию, чтобы она была </text:span><text:span text:style-name="T9">надежнее</text:span><text:span text:style-name="T7"> (защита от сбоев) или явнее сообщала о нарушении контракта? (Предложите 1-2 идеи).</text:span></text:p>
      <text:p text:style-name="P1"><text:span text:style-name="T7"/></text:p>
      <text:p text:style-name="P8">Если в функцию будет передана строка или список из строк,то это приведёт к ошибке на стадии сложения total,</text:p>
      <text:p text:style-name="P8">можно использовать либо обработчик ошибок try except, проверять тип данных в коллекцию и в случае не соответствия выбрасывать ошибку через assert</text:p>
      <text:p text:style-name="P3"><text:span text:style-name="T6"/></text:p>
      <text:p text:style-name="P5"><text:span text:style-name="T7">Вывод</text:span></text:p>
      <text:p text:style-name="P6"><text:span text:style-name="T7">1) </text:span><text:span text:style-name="T6">Считаете ли вы данную функцию корректной относительно ее </text:span><text:span text:style-name="T8">очевидной</text:span><text:span text:style-name="T6"> спецификации (вычисление среднего положительных, возврат 0 если их нет)? Обоснуйте, опираясь на результаты тестов и анализа.</text:span></text:p>
      <text:p text:style-name="P6"><text:span text:style-name="T6"/></text:p>
      <text:p text:style-name="P9">Я считаю что функция корректна, присутствуют условия, правильная логика в случае передачи пустого списка,но я бы добавил ещё проверку на типы.</text:p>
      <text:p text:style-name="P4"><text:span text:style-name="T6"/></text:p>
      <text:p text:style-name="P4"><text:soft-page-break/><text:span text:style-name="T6">2)Какой метод проверки (тестирование, статический анализ, формальная верификация) был бы наиболее </text:span><text:span text:style-name="T8">эффективен</text:span><text:span text:style-name="T6"> для обнаружения ошибки, если бы в строке A не было проверки count &gt; 0? Почему?</text:span></text:p>
      <text:p text:style-name="P4"><text:span text:style-name="T6"/></text:p>
      <text:p text:style-name="P9">Формальная верификация, потому что она подразумевает проверку на значение описное в функции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5:15:14.322642517</meta:creation-date>
    <dc:date>2025-06-06T09:52:03.463559171</dc:date>
    <meta:editing-duration>PT48M37S</meta:editing-duration>
    <meta:editing-cycles>2</meta:editing-cycles>
    <meta:generator>LibreOffice/7.6.4.1$Linux_X86_64 LibreOffice_project/60$Build-1</meta:generator>
    <meta:document-statistic meta:table-count="1" meta:image-count="0" meta:object-count="0" meta:page-count="7" meta:paragraph-count="129" meta:word-count="682" meta:character-count="5623" meta:non-whitespace-character-count="4856"/>
  </office:meta>
</office:document-meta>
</file>